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7.542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138cm"/>
    </style:style>
    <style:style style:name="co9" style:family="table-column">
      <style:table-column-properties fo:break-before="auto" style:column-width="4.546cm"/>
    </style:style>
    <style:style style:name="co10" style:family="table-column">
      <style:table-column-properties fo:break-before="auto" style:column-width="4.607cm"/>
    </style:style>
    <style:style style:name="co11" style:family="table-column">
      <style:table-column-properties fo:break-before="auto" style:column-width="12.901cm"/>
    </style:style>
    <style:style style:name="co12" style:family="table-column">
      <style:table-column-properties fo:break-before="auto" style:column-width="2.575cm"/>
    </style:style>
    <style:style style:name="co13" style:family="table-column">
      <style:table-column-properties fo:break-before="auto" style:column-width="3.455cm"/>
    </style:style>
    <style:style style:name="co14" style:family="table-column">
      <style:table-column-properties fo:break-before="auto" style:column-width="2.722cm"/>
    </style:style>
    <style:style style:name="co15" style:family="table-column">
      <style:table-column-properties fo:break-before="auto" style:column-width="2.773cm"/>
    </style:style>
    <style:style style:name="co16" style:family="table-column">
      <style:table-column-properties fo:break-before="auto" style:column-width="2.45cm"/>
    </style:style>
    <style:style style:name="co17" style:family="table-column">
      <style:table-column-properties fo:break-before="auto" style:column-width="3.505cm"/>
    </style:style>
    <style:style style:name="co18" style:family="table-column">
      <style:table-column-properties fo:break-before="auto" style:column-width="5.426cm"/>
    </style:style>
    <style:style style:name="co19" style:family="table-column">
      <style:table-column-properties fo:break-before="auto" style:column-width="5.2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0.74pt solid #000000" style:vertical-align="top"/>
    </style:style>
    <style:style style:name="ce24" style:family="table-cell" style:parent-style-name="Default">
      <style:table-cell-properties fo:border-bottom="none" fo:border-left="0.74pt solid #000000" fo:border-right="0.74pt solid #000000" fo:border-top="none" style:vertical-align="top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T1" style:family="text">
      <style:text-properties fo:language="fr" fo:country="F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4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om du prof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/>
          <table:table-cell table:style-name="ce19" office:value-type="string" calcext:value-type="string">
            <text:p>nb_imm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 table:number-columns-spanned="2" table:number-rows-spanned="1">
            <text:p>espace_rue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h_rue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espace_rue_imm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espace_imm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l_imm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h_niv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nb_niv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h_toi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l_elem</text:p>
          </table:table-cell>
          <table:covered-table-cell table:style-name="ce19"/>
          <table:table-cell table:style-name="ce28" office:value-type="string" calcext:value-type="string" table:number-columns-spanned="2" table:number-rows-spanned="1">
            <text:p>h_p</text:p>
          </table:table-cell>
          <table:covered-table-cell table:style-name="ce28"/>
          <table:table-cell table:style-name="ce19" office:value-type="string" calcext:value-type="string" table:number-columns-spanned="2" table:number-rows-spanned="1">
            <text:p>espace_imm_ elem</text:p>
          </table:table-cell>
          <table:covered-table-cell table:style-name="ce19"/>
          <table:table-cell table:style-name="ce26" office:value-type="string" calcext:value-type="string" table:number-columns-spanned="2" table:number-rows-spanned="1">
            <text:p>espace_elem</text:p>
          </table:table-cell>
          <table:covered-table-cell table:style-name="ce27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Unsigned short int</text:p>
          </table:table-cell>
          <table:table-cell office:value-type="string" calcext:value-type="string">
            <text:p>hauteur de l’écran 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080" calcext:value-type="float">
            <text:p>1080</text:p>
          </table:table-cell>
          <table:table-cell table:style-name="ce22" office:value-type="float" office:value="1920" calcext:value-type="float">
            <text:p>1920</text:p>
          </table:table-cell>
          <table:table-cell table:style-name="ce22" table:formula="of:=RANDBETWEEN(5;10)" office:value-type="float" office:value="7" calcext:value-type="float">
            <text:p>7</text:p>
          </table:table-cell>
          <table:table-cell table:style-name="ce22" office:value-type="string" calcext:value-type="string">
            <text:p>Random (5, 10)</text:p>
          </table:table-cell>
          <table:table-cell table:style-name="ce22" table:formula="of:=RANDBETWEEN(5;15)" office:value-type="float" office:value="9" calcext:value-type="float">
            <text:p>9</text:p>
          </table:table-cell>
          <table:table-cell table:style-name="ce22" office:value-type="string" calcext:value-type="string">
            <text:p>Random (5, 15)</text:p>
          </table:table-cell>
          <table:table-cell table:style-name="ce22" table:formula="of:=RANDBETWEEN(5;QUOTIENT(100;[.F2]))" office:value-type="float" office:value="33" calcext:value-type="float">
            <text:p>33</text:p>
          </table:table-cell>
          <table:table-cell table:style-name="ce22" office:value-type="string" calcext:value-type="string">
            <text:p>Random (5, 100//nb_imm)</text:p>
          </table:table-cell>
          <table:table-cell table:style-name="ce22" table:formula="of:=RANDBETWEEN(10;QUOTIENT(200;[.F2]))" office:value-type="float" office:value="46" calcext:value-type="float">
            <text:p>46</text:p>
          </table:table-cell>
          <table:table-cell table:style-name="ce22" office:value-type="string" calcext:value-type="string">
            <text:p>Random (10, 200//nb_imm)</text:p>
          </table:table-cell>
          <table:table-cell table:style-name="ce22" table:formula="of:=QUOTIENT([.H2]-2*([.I2]+[.M2])-([.F2]-1)*[.O2];[.F2])" office:value-type="float" office:value="582" calcext:value-type="float">
            <text:p>582</text:p>
          </table:table-cell>
          <table:table-cell table:style-name="ce22" office:value-type="string" calcext:value-type="string">
            <text:p><text:span text:style-name="T2">Largeur-2*(espace_rue+espace_rue_imm)-(nb_imm-1)*espace_imm)//nb_imm</text:span></text:p>
          </table:table-cell>
          <table:table-cell table:style-name="ce22" table:formula="of:=QUOTIENT([.Q2];2)" office:value-type="float" office:value="291" calcext:value-type="float">
            <text:p>291</text:p>
          </table:table-cell>
          <table:table-cell table:style-name="ce22" office:value-type="string" calcext:value-type="string">
            <text:p>largeur_imm//2</text:p>
          </table:table-cell>
          <table:table-cell table:style-name="ce22" table:formula="of:=RANDBETWEEN(1;[.F2])" office:value-type="float" office:value="1" calcext:value-type="float">
            <text:p>1</text:p>
          </table:table-cell>
          <table:table-cell table:style-name="ce22" office:value-type="string" calcext:value-type="string">
            <text:p>Random(1, nb_imm)</text:p>
          </table:table-cell>
          <table:table-cell table:style-name="ce22" table:formula="of:=QUOTIENT([.Q2];3)" office:value-type="float" office:value="194" calcext:value-type="float">
            <text:p>194</text:p>
          </table:table-cell>
          <table:table-cell table:style-name="ce22" office:value-type="string" calcext:value-type="string">
            <text:p>largeur_imm//3</text:p>
          </table:table-cell>
          <table:table-cell table:style-name="ce22" table:formula="of:=QUOTIENT([.AA2];2)" office:value-type="float" office:value="109" calcext:value-type="float">
            <text:p>109</text:p>
          </table:table-cell>
          <table:table-cell table:style-name="ce23" office:value-type="string" calcext:value-type="string">
            <text:p>hauteur_elem//2</text:p>
          </table:table-cell>
          <table:table-cell table:style-name="ce22" table:formula="of:=QUOTIENT(0.75*[.S2];1)" office:value-type="float" office:value="218" calcext:value-type="float">
            <text:p>218</text:p>
          </table:table-cell>
          <table:table-cell table:style-name="ce22" office:value-type="string" calcext:value-type="string">
            <text:p>hauteur_niv*0,75</text:p>
          </table:table-cell>
          <table:table-cell table:style-name="ce22" table:formula="of:=QUOTIENT([.Q2]-3*[.Y2];4)" office:value-type="float" office:value="63" calcext:value-type="float">
            <text:p>63</text:p>
          </table:table-cell>
          <table:table-cell table:style-name="ce22" office:value-type="string" calcext:value-type="string">
            <text:p>largeur_imm-3*largeur-elem//4</text:p>
          </table:table-cell>
          <table:table-cell table:style-name="ce22" table:formula="of:=[.AC2]" office:value-type="float" office:value="63" calcext:value-type="float">
            <text:p>63</text:p>
          </table:table-cell>
          <table:table-cell table:style-name="ce22" office:value-type="string" calcext:value-type="string">
            <text:p>largeur_imm-3*largeur-elem//4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unsigned short int </text:p>
          </table:table-cell>
          <table:table-cell office:value-type="string" calcext:value-type="string">
            <text:p>largeur de l’écran 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table:formula="of:=RANDBETWEEN(5;10)" office:value-type="float" office:value="7" calcext:value-type="float">
            <text:p>7</text:p>
          </table:table-cell>
          <table:table-cell table:style-name="ce5" office:value-type="string" calcext:value-type="string">
            <text:p>Random (5, 10)</text:p>
          </table:table-cell>
          <table:table-cell table:style-name="ce5" table:formula="of:=RANDBETWEEN(5;15)" office:value-type="float" office:value="5" calcext:value-type="float">
            <text:p>5</text:p>
          </table:table-cell>
          <table:table-cell table:style-name="ce5" office:value-type="string" calcext:value-type="string">
            <text:p>Random (5, 15)</text:p>
          </table:table-cell>
          <table:table-cell table:style-name="ce5" table:formula="of:=RANDBETWEEN(5;QUOTIENT(100;[.F3]))" office:value-type="float" office:value="17" calcext:value-type="float">
            <text:p>17</text:p>
          </table:table-cell>
          <table:table-cell table:style-name="ce5" office:value-type="string" calcext:value-type="string">
            <text:p>Random (5, 100//nb_imm)</text:p>
          </table:table-cell>
          <table:table-cell table:style-name="ce5" table:formula="of:=RANDBETWEEN(10;QUOTIENT(200;[.F3]))" office:value-type="float" office:value="41" calcext:value-type="float">
            <text:p>41</text:p>
          </table:table-cell>
          <table:table-cell table:style-name="ce5" office:value-type="string" calcext:value-type="string">
            <text:p>Random (10, 200//nb_imm)</text:p>
          </table:table-cell>
          <table:table-cell table:style-name="ce5" table:formula="of:=QUOTIENT([.H3]-2*([.I3]+[.M3])-([.F3]-1)*[.O3];[.F3])" office:value-type="float" office:value="437" calcext:value-type="float">
            <text:p>437</text:p>
          </table:table-cell>
          <table:table-cell table:style-name="ce5" office:value-type="string" calcext:value-type="string">
            <text:p><text:span text:style-name="T2">Largeur-2*(espace_rue+espace_rue_imm)-(nb_imm-1)*espace_imm)//nb_imm</text:span></text:p>
          </table:table-cell>
          <table:table-cell table:style-name="ce5" table:formula="of:=QUOTIENT([.Q3];2)" office:value-type="float" office:value="218" calcext:value-type="float">
            <text:p>218</text:p>
          </table:table-cell>
          <table:table-cell table:style-name="ce5" office:value-type="string" calcext:value-type="string">
            <text:p>largeur_imm//2</text:p>
          </table:table-cell>
          <table:table-cell table:style-name="ce5" table:formula="of:=RANDBETWEEN(1;[.F3])" office:value-type="float" office:value="2" calcext:value-type="float">
            <text:p>2</text:p>
          </table:table-cell>
          <table:table-cell table:style-name="ce5" office:value-type="string" calcext:value-type="string">
            <text:p>Random(1, nb_imm)</text:p>
          </table:table-cell>
          <table:table-cell table:style-name="ce5" table:formula="of:=QUOTIENT([.Q3];3)" office:value-type="float" office:value="145" calcext:value-type="float">
            <text:p>145</text:p>
          </table:table-cell>
          <table:table-cell table:style-name="ce5" office:value-type="string" calcext:value-type="string">
            <text:p>largeur_imm//3</text:p>
          </table:table-cell>
          <table:table-cell table:style-name="ce5" table:formula="of:=QUOTIENT([.AA3];2)" office:value-type="float" office:value="81" calcext:value-type="float">
            <text:p>81</text:p>
          </table:table-cell>
          <table:table-cell table:style-name="ce5" office:value-type="string" calcext:value-type="string">
            <text:p>hauteur_elem//2</text:p>
          </table:table-cell>
          <table:table-cell table:style-name="ce5" table:formula="of:=QUOTIENT(0.75*[.S3];1)" office:value-type="float" office:value="163" calcext:value-type="float">
            <text:p>163</text:p>
          </table:table-cell>
          <table:table-cell table:style-name="ce5" office:value-type="string" calcext:value-type="string">
            <text:p>hauteur_niv*0,75</text:p>
          </table:table-cell>
          <table:table-cell table:style-name="ce5" table:formula="of:=QUOTIENT([.Q3]-3*[.Y3];4)" office:value-type="float" office:value="48" calcext:value-type="float">
            <text:p>48</text:p>
          </table:table-cell>
          <table:table-cell table:style-name="ce5" office:value-type="string" calcext:value-type="string">
            <text:p>largeur_imm-3*largeur-elem//4</text:p>
          </table:table-cell>
          <table:table-cell table:style-name="ce5" table:formula="of:=[.AC3]" office:value-type="float" office:value="48" calcext:value-type="float">
            <text:p>48</text:p>
          </table:table-cell>
          <table:table-cell table:style-name="ce5" office:value-type="string" calcext:value-type="string">
            <text:p>largeur_imm-3*largeur-elem//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ngueur de la rue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table:formula="of:=RANDBETWEEN(5;10)" office:value-type="float" office:value="8" calcext:value-type="float">
            <text:p>8</text:p>
          </table:table-cell>
          <table:table-cell table:style-name="ce5" office:value-type="string" calcext:value-type="string">
            <text:p>Random (5, 10)</text:p>
          </table:table-cell>
          <table:table-cell table:style-name="ce5" table:formula="of:=RANDBETWEEN(5;15)" office:value-type="float" office:value="8" calcext:value-type="float">
            <text:p>8</text:p>
          </table:table-cell>
          <table:table-cell table:style-name="ce5" office:value-type="string" calcext:value-type="string">
            <text:p>Random (5, 15)</text:p>
          </table:table-cell>
          <table:table-cell table:style-name="ce5" table:formula="of:=RANDBETWEEN(5;QUOTIENT(100;[.F4]))" office:value-type="float" office:value="20" calcext:value-type="float">
            <text:p>20</text:p>
          </table:table-cell>
          <table:table-cell table:style-name="ce5" office:value-type="string" calcext:value-type="string">
            <text:p>Random (5, 100//nb_imm)</text:p>
          </table:table-cell>
          <table:table-cell table:style-name="ce5" table:formula="of:=RANDBETWEEN(10;QUOTIENT(200;[.F4]))" office:value-type="float" office:value="36" calcext:value-type="float">
            <text:p>36</text:p>
          </table:table-cell>
          <table:table-cell table:style-name="ce5" office:value-type="string" calcext:value-type="string">
            <text:p>Random (10, 200//nb_imm)</text:p>
          </table:table-cell>
          <table:table-cell table:style-name="ce5" table:formula="of:=QUOTIENT([.H4]-2*([.I4]+[.M4])-([.F4]-1)*[.O4];[.F4])" office:value-type="float" office:value="344" calcext:value-type="float">
            <text:p>344</text:p>
          </table:table-cell>
          <table:table-cell table:style-name="ce5" office:value-type="string" calcext:value-type="string">
            <text:p><text:span text:style-name="T2">Largeur-2*(espace_rue+espace_rue_imm)-(nb_imm-1)*espace_imm)//nb_imm</text:span></text:p>
          </table:table-cell>
          <table:table-cell table:style-name="ce5" table:formula="of:=QUOTIENT([.Q4];2)" office:value-type="float" office:value="172" calcext:value-type="float">
            <text:p>172</text:p>
          </table:table-cell>
          <table:table-cell table:style-name="ce5" office:value-type="string" calcext:value-type="string">
            <text:p>largeur_imm//2</text:p>
          </table:table-cell>
          <table:table-cell table:style-name="ce5" table:formula="of:=RANDBETWEEN(1;[.F4])" office:value-type="float" office:value="2" calcext:value-type="float">
            <text:p>2</text:p>
          </table:table-cell>
          <table:table-cell table:style-name="ce5" office:value-type="string" calcext:value-type="string">
            <text:p>Random(1, nb_imm)</text:p>
          </table:table-cell>
          <table:table-cell table:style-name="ce5" table:formula="of:=QUOTIENT([.Q4];3)" office:value-type="float" office:value="114" calcext:value-type="float">
            <text:p>114</text:p>
          </table:table-cell>
          <table:table-cell table:style-name="ce5" office:value-type="string" calcext:value-type="string">
            <text:p>largeur_imm//3</text:p>
          </table:table-cell>
          <table:table-cell table:style-name="ce5" table:formula="of:=QUOTIENT([.AA4];2)" office:value-type="float" office:value="64" calcext:value-type="float">
            <text:p>64</text:p>
          </table:table-cell>
          <table:table-cell table:style-name="ce24" office:value-type="string" calcext:value-type="string">
            <text:p>hauteur_elem//2</text:p>
          </table:table-cell>
          <table:table-cell table:style-name="ce5" table:formula="of:=QUOTIENT(0.75*[.S4];1)" office:value-type="float" office:value="129" calcext:value-type="float">
            <text:p>129</text:p>
          </table:table-cell>
          <table:table-cell table:style-name="ce5" office:value-type="string" calcext:value-type="string">
            <text:p>hauteur_niv*0,75</text:p>
          </table:table-cell>
          <table:table-cell table:style-name="ce5" table:formula="of:=QUOTIENT([.Q4]-3*[.Y4];4)" office:value-type="float" office:value="38" calcext:value-type="float">
            <text:p>38</text:p>
          </table:table-cell>
          <table:table-cell table:style-name="ce5" office:value-type="string" calcext:value-type="string">
            <text:p>largeur_imm-3*largeur-elem//4</text:p>
          </table:table-cell>
          <table:table-cell table:style-name="ce5" table:formula="of:=[.AC4]" office:value-type="float" office:value="38" calcext:value-type="float">
            <text:p>38</text:p>
          </table:table-cell>
          <table:table-cell table:style-name="ce5" office:value-type="string" calcext:value-type="string">
            <text:p>largeur_imm-3*largeur-elem//4</text:p>
          </table:table-cell>
        </table:table-row>
        <table:table-row table:style-name="ro1">
          <table:table-cell office:value-type="string" calcext:value-type="string">
            <text:p>espace_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espace entre le bord de l’écran et la rue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table:formula="of:=RANDBETWEEN(5;10)" office:value-type="float" office:value="8" calcext:value-type="float">
            <text:p>8</text:p>
          </table:table-cell>
          <table:table-cell table:style-name="ce5" office:value-type="string" calcext:value-type="string">
            <text:p>Random (5, 10)</text:p>
          </table:table-cell>
          <table:table-cell table:style-name="ce5" table:formula="of:=RANDBETWEEN(5;15)" office:value-type="float" office:value="9" calcext:value-type="float">
            <text:p>9</text:p>
          </table:table-cell>
          <table:table-cell table:style-name="ce5" office:value-type="string" calcext:value-type="string">
            <text:p>Random (5, 15)</text:p>
          </table:table-cell>
          <table:table-cell table:style-name="ce5" table:formula="of:=RANDBETWEEN(5;QUOTIENT(100;[.F5]))" office:value-type="float" office:value="13" calcext:value-type="float">
            <text:p>13</text:p>
          </table:table-cell>
          <table:table-cell table:style-name="ce5" office:value-type="string" calcext:value-type="string">
            <text:p>Random (5, 100//nb_imm)</text:p>
          </table:table-cell>
          <table:table-cell table:style-name="ce5" table:formula="of:=RANDBETWEEN(10;QUOTIENT(200;[.F5]))" office:value-type="float" office:value="13" calcext:value-type="float">
            <text:p>13</text:p>
          </table:table-cell>
          <table:table-cell table:style-name="ce5" office:value-type="string" calcext:value-type="string">
            <text:p>Random (10, 200//nb_imm)</text:p>
          </table:table-cell>
          <table:table-cell table:style-name="ce5" table:formula="of:=QUOTIENT([.H5]-2*([.I5]+[.M5])-([.F5]-1)*[.O5];[.F5])" office:value-type="float" office:value="302" calcext:value-type="float">
            <text:p>302</text:p>
          </table:table-cell>
          <table:table-cell table:style-name="ce5" office:value-type="string" calcext:value-type="string">
            <text:p><text:span text:style-name="T2">Largeur-2*(espace_rue+espace_rue_imm)-(nb_imm-1)*espace_imm)//nb_imm</text:span></text:p>
          </table:table-cell>
          <table:table-cell table:style-name="ce5" table:formula="of:=QUOTIENT([.Q5];2)" office:value-type="float" office:value="151" calcext:value-type="float">
            <text:p>151</text:p>
          </table:table-cell>
          <table:table-cell table:style-name="ce5" office:value-type="string" calcext:value-type="string">
            <text:p>largeur_imm//2</text:p>
          </table:table-cell>
          <table:table-cell table:style-name="ce5" table:formula="of:=RANDBETWEEN(1;[.F5])" office:value-type="float" office:value="5" calcext:value-type="float">
            <text:p>5</text:p>
          </table:table-cell>
          <table:table-cell table:style-name="ce5" office:value-type="string" calcext:value-type="string">
            <text:p>Random(1, nb_imm)</text:p>
          </table:table-cell>
          <table:table-cell table:style-name="ce5" table:formula="of:=QUOTIENT([.Q5];3)" office:value-type="float" office:value="100" calcext:value-type="float">
            <text:p>100</text:p>
          </table:table-cell>
          <table:table-cell table:style-name="ce5" office:value-type="string" calcext:value-type="string">
            <text:p>largeur_imm//3</text:p>
          </table:table-cell>
          <table:table-cell table:style-name="ce5" table:formula="of:=QUOTIENT([.AA5];2)" office:value-type="float" office:value="56" calcext:value-type="float">
            <text:p>56</text:p>
          </table:table-cell>
          <table:table-cell table:style-name="ce5" office:value-type="string" calcext:value-type="string">
            <text:p>hauteur_elem//2</text:p>
          </table:table-cell>
          <table:table-cell table:style-name="ce5" table:formula="of:=QUOTIENT(0.75*[.S5];1)" office:value-type="float" office:value="113" calcext:value-type="float">
            <text:p>113</text:p>
          </table:table-cell>
          <table:table-cell table:style-name="ce5" office:value-type="string" calcext:value-type="string">
            <text:p>hauteur_niv*0,75</text:p>
          </table:table-cell>
          <table:table-cell table:style-name="ce5" table:formula="of:=QUOTIENT([.Q5]-3*[.Y5];4)" office:value-type="float" office:value="33" calcext:value-type="float">
            <text:p>33</text:p>
          </table:table-cell>
          <table:table-cell table:style-name="ce5" office:value-type="string" calcext:value-type="string">
            <text:p>largeur_imm-3*largeur-elem//4</text:p>
          </table:table-cell>
          <table:table-cell table:style-name="ce5" table:formula="of:=[.AC5]" office:value-type="float" office:value="33" calcext:value-type="float">
            <text:p>33</text:p>
          </table:table-cell>
          <table:table-cell table:style-name="ce5" office:value-type="string" calcext:value-type="string">
            <text:p>largeur_imm-3*largeur-elem//4</text:p>
          </table:table-cell>
        </table:table-row>
        <table:table-row table:style-name="ro1">
          <table:table-cell office:value-type="string" calcext:value-type="string">
            <text:p>h_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espace entre le bas de l’écran et la rue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table:formula="of:=RANDBETWEEN(5;10)" office:value-type="float" office:value="9" calcext:value-type="float">
            <text:p>9</text:p>
          </table:table-cell>
          <table:table-cell table:style-name="ce5" office:value-type="string" calcext:value-type="string">
            <text:p>Random (5, 10)</text:p>
          </table:table-cell>
          <table:table-cell table:style-name="ce5" table:formula="of:=RANDBETWEEN(5;15)" office:value-type="float" office:value="10" calcext:value-type="float">
            <text:p>10</text:p>
          </table:table-cell>
          <table:table-cell table:style-name="ce5" office:value-type="string" calcext:value-type="string">
            <text:p>Random (5, 15)</text:p>
          </table:table-cell>
          <table:table-cell table:style-name="ce5" table:formula="of:=RANDBETWEEN(5;QUOTIENT(100;[.F6]))" office:value-type="float" office:value="10" calcext:value-type="float">
            <text:p>10</text:p>
          </table:table-cell>
          <table:table-cell table:style-name="ce5" office:value-type="string" calcext:value-type="string">
            <text:p>Random (5, 100//nb_imm)</text:p>
          </table:table-cell>
          <table:table-cell table:style-name="ce5" table:formula="of:=RANDBETWEEN(10;QUOTIENT(200;[.F6]))" office:value-type="float" office:value="19" calcext:value-type="float">
            <text:p>19</text:p>
          </table:table-cell>
          <table:table-cell table:style-name="ce5" office:value-type="string" calcext:value-type="string">
            <text:p>Random (10, 200//nb_imm)</text:p>
          </table:table-cell>
          <table:table-cell table:style-name="ce5" table:formula="of:=QUOTIENT([.H6]-2*([.I6]+[.M6])-([.F6]-1)*[.O6];[.F6])" office:value-type="float" office:value="252" calcext:value-type="float">
            <text:p>252</text:p>
          </table:table-cell>
          <table:table-cell table:style-name="ce5" office:value-type="string" calcext:value-type="string">
            <text:p><text:span text:style-name="T2">Largeur-2*(espace_rue+espace_rue_imm)-(nb_imm-1)*espace_imm)//nb_imm</text:span></text:p>
          </table:table-cell>
          <table:table-cell table:style-name="ce5" table:formula="of:=QUOTIENT([.Q6];2)" office:value-type="float" office:value="126" calcext:value-type="float">
            <text:p>126</text:p>
          </table:table-cell>
          <table:table-cell table:style-name="ce5" office:value-type="string" calcext:value-type="string">
            <text:p>largeur_imm//2</text:p>
          </table:table-cell>
          <table:table-cell table:style-name="ce5" table:formula="of:=RANDBETWEEN(1;[.F6])" office:value-type="float" office:value="2" calcext:value-type="float">
            <text:p>2</text:p>
          </table:table-cell>
          <table:table-cell table:style-name="ce5" office:value-type="string" calcext:value-type="string">
            <text:p>Random(1, nb_imm)</text:p>
          </table:table-cell>
          <table:table-cell table:style-name="ce5" table:formula="of:=QUOTIENT([.Q6];3)" office:value-type="float" office:value="84" calcext:value-type="float">
            <text:p>84</text:p>
          </table:table-cell>
          <table:table-cell table:style-name="ce5" office:value-type="string" calcext:value-type="string">
            <text:p>largeur_imm//3</text:p>
          </table:table-cell>
          <table:table-cell table:style-name="ce5" table:formula="of:=QUOTIENT([.AA6];2)" office:value-type="float" office:value="47" calcext:value-type="float">
            <text:p>47</text:p>
          </table:table-cell>
          <table:table-cell table:style-name="ce24" office:value-type="string" calcext:value-type="string">
            <text:p>hauteur_elem//2</text:p>
          </table:table-cell>
          <table:table-cell table:style-name="ce5" table:formula="of:=QUOTIENT(0.75*[.S6];1)" office:value-type="float" office:value="94" calcext:value-type="float">
            <text:p>94</text:p>
          </table:table-cell>
          <table:table-cell table:style-name="ce5" office:value-type="string" calcext:value-type="string">
            <text:p>hauteur_niv*0,75</text:p>
          </table:table-cell>
          <table:table-cell table:style-name="ce5" table:formula="of:=QUOTIENT([.Q6]-3*[.Y6];4)" office:value-type="float" office:value="27" calcext:value-type="float">
            <text:p>27</text:p>
          </table:table-cell>
          <table:table-cell table:style-name="ce5" office:value-type="string" calcext:value-type="string">
            <text:p>largeur_imm-3*largeur-elem//4</text:p>
          </table:table-cell>
          <table:table-cell table:style-name="ce5" table:formula="of:=[.AC6]" office:value-type="float" office:value="27" calcext:value-type="float">
            <text:p>27</text:p>
          </table:table-cell>
          <table:table-cell table:style-name="ce5" office:value-type="string" calcext:value-type="string">
            <text:p>largeur_imm-3*largeur-elem//4</text:p>
          </table:table-cell>
        </table:table-row>
        <table:table-row table:style-name="ro1">
          <table:table-cell table:number-columns-repeated="2" office:value-type="string" calcext:value-type="string">
            <text:p>nb_imm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nombre <text:span text:style-name="T1">d’immeuble</text:span>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table:formula="of:=RANDBETWEEN(5;10)" office:value-type="float" office:value="8" calcext:value-type="float">
            <text:p>8</text:p>
          </table:table-cell>
          <table:table-cell table:style-name="ce5" office:value-type="string" calcext:value-type="string">
            <text:p>Random (5, 10)</text:p>
          </table:table-cell>
          <table:table-cell table:style-name="ce5" table:formula="of:=RANDBETWEEN(5;15)" office:value-type="float" office:value="7" calcext:value-type="float">
            <text:p>7</text:p>
          </table:table-cell>
          <table:table-cell table:style-name="ce5" office:value-type="string" calcext:value-type="string">
            <text:p>Random (5, 15)</text:p>
          </table:table-cell>
          <table:table-cell table:style-name="ce5" table:formula="of:=RANDBETWEEN(5;QUOTIENT(100;[.F7]))" office:value-type="float" office:value="6" calcext:value-type="float">
            <text:p>6</text:p>
          </table:table-cell>
          <table:table-cell table:style-name="ce5" office:value-type="string" calcext:value-type="string">
            <text:p>Random (5, 100//nb_imm)</text:p>
          </table:table-cell>
          <table:table-cell table:style-name="ce5" table:formula="of:=RANDBETWEEN(10;QUOTIENT(200;[.F7]))" office:value-type="float" office:value="25" calcext:value-type="float">
            <text:p>25</text:p>
          </table:table-cell>
          <table:table-cell table:style-name="ce5" office:value-type="string" calcext:value-type="string">
            <text:p>Random (10, 200//nb_imm)</text:p>
          </table:table-cell>
          <table:table-cell table:style-name="ce5" table:formula="of:=QUOTIENT([.H7]-2*([.I7]+[.M7])-([.F7]-1)*[.O7];[.F7])" office:value-type="float" office:value="214" calcext:value-type="float">
            <text:p>214</text:p>
          </table:table-cell>
          <table:table-cell table:style-name="ce5" office:value-type="string" calcext:value-type="string">
            <text:p><text:span text:style-name="T2">Largeur-2*(espace_rue+espace_rue_imm)-(nb_imm-1)*espace_imm)//nb_imm</text:span></text:p>
          </table:table-cell>
          <table:table-cell table:style-name="ce5" table:formula="of:=QUOTIENT([.Q7];2)" office:value-type="float" office:value="107" calcext:value-type="float">
            <text:p>107</text:p>
          </table:table-cell>
          <table:table-cell table:style-name="ce5" office:value-type="string" calcext:value-type="string">
            <text:p>largeur_imm//2</text:p>
          </table:table-cell>
          <table:table-cell table:style-name="ce5" table:formula="of:=RANDBETWEEN(1;[.F7])" office:value-type="float" office:value="4" calcext:value-type="float">
            <text:p>4</text:p>
          </table:table-cell>
          <table:table-cell table:style-name="ce5" office:value-type="string" calcext:value-type="string">
            <text:p>Random(1, nb_imm)</text:p>
          </table:table-cell>
          <table:table-cell table:style-name="ce5" table:formula="of:=QUOTIENT([.Q7];3)" office:value-type="float" office:value="71" calcext:value-type="float">
            <text:p>71</text:p>
          </table:table-cell>
          <table:table-cell table:style-name="ce5" office:value-type="string" calcext:value-type="string">
            <text:p>largeur_imm//3</text:p>
          </table:table-cell>
          <table:table-cell table:style-name="ce5" table:formula="of:=QUOTIENT([.AA7];2)" office:value-type="float" office:value="40" calcext:value-type="float">
            <text:p>40</text:p>
          </table:table-cell>
          <table:table-cell table:style-name="ce5" office:value-type="string" calcext:value-type="string">
            <text:p>hauteur_elem//2</text:p>
          </table:table-cell>
          <table:table-cell table:style-name="ce5" table:formula="of:=QUOTIENT(0.75*[.S7];1)" office:value-type="float" office:value="80" calcext:value-type="float">
            <text:p>80</text:p>
          </table:table-cell>
          <table:table-cell table:style-name="ce5" office:value-type="string" calcext:value-type="string">
            <text:p>hauteur_niv*0,75</text:p>
          </table:table-cell>
          <table:table-cell table:style-name="ce5" table:formula="of:=QUOTIENT([.Q7]-3*[.Y7];4)" office:value-type="float" office:value="23" calcext:value-type="float">
            <text:p>23</text:p>
          </table:table-cell>
          <table:table-cell table:style-name="ce5" office:value-type="string" calcext:value-type="string">
            <text:p>largeur_imm-3*largeur-elem//4</text:p>
          </table:table-cell>
          <table:table-cell table:style-name="ce5" table:formula="of:=[.AC7]" office:value-type="float" office:value="23" calcext:value-type="float">
            <text:p>23</text:p>
          </table:table-cell>
          <table:table-cell table:style-name="ce5" office:value-type="string" calcext:value-type="string">
            <text:p>largeur_imm-3*largeur-elem//4</text:p>
          </table:table-cell>
        </table:table-row>
        <table:table-row table:style-name="ro1">
          <table:table-cell office:value-type="string" calcext:value-type="string">
            <text:p>espace_rue_im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espace entre le bout de la rue et l’immeuble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table:formula="of:=RANDBETWEEN(5;10)" office:value-type="float" office:value="10" calcext:value-type="float">
            <text:p>10</text:p>
          </table:table-cell>
          <table:table-cell table:style-name="ce5" office:value-type="string" calcext:value-type="string">
            <text:p>Random (5, 10)</text:p>
          </table:table-cell>
          <table:table-cell table:style-name="ce5" table:formula="of:=RANDBETWEEN(5;15)" office:value-type="float" office:value="13" calcext:value-type="float">
            <text:p>13</text:p>
          </table:table-cell>
          <table:table-cell table:style-name="ce5" office:value-type="string" calcext:value-type="string">
            <text:p>Random (5, 15)</text:p>
          </table:table-cell>
          <table:table-cell table:style-name="ce5" table:formula="of:=RANDBETWEEN(5;QUOTIENT(100;[.F8]))" office:value-type="float" office:value="7" calcext:value-type="float">
            <text:p>7</text:p>
          </table:table-cell>
          <table:table-cell table:style-name="ce5" office:value-type="string" calcext:value-type="string">
            <text:p>Random (5, 100//nb_imm)</text:p>
          </table:table-cell>
          <table:table-cell table:style-name="ce5" table:formula="of:=RANDBETWEEN(10;QUOTIENT(200;[.F8]))" office:value-type="float" office:value="15" calcext:value-type="float">
            <text:p>15</text:p>
          </table:table-cell>
          <table:table-cell table:style-name="ce5" office:value-type="string" calcext:value-type="string">
            <text:p>Random (10, 200//nb_imm)</text:p>
          </table:table-cell>
          <table:table-cell table:style-name="ce5" table:formula="of:=QUOTIENT([.H8]-2*([.I8]+[.M8])-([.F8]-1)*[.O8];[.F8])" office:value-type="float" office:value="196" calcext:value-type="float">
            <text:p>196</text:p>
          </table:table-cell>
          <table:table-cell table:style-name="ce5" office:value-type="string" calcext:value-type="string">
            <text:p><text:span text:style-name="T2">Largeur-2*(espace_rue+espace_rue_imm)-(nb_imm-1)*espace_imm)//nb_imm</text:span></text:p>
          </table:table-cell>
          <table:table-cell table:style-name="ce5" table:formula="of:=QUOTIENT([.Q8];2)" office:value-type="float" office:value="98" calcext:value-type="float">
            <text:p>98</text:p>
          </table:table-cell>
          <table:table-cell table:style-name="ce5" office:value-type="string" calcext:value-type="string">
            <text:p>largeur_imm//2</text:p>
          </table:table-cell>
          <table:table-cell table:style-name="ce5" table:formula="of:=RANDBETWEEN(1;[.F8])" office:value-type="float" office:value="1" calcext:value-type="float">
            <text:p>1</text:p>
          </table:table-cell>
          <table:table-cell table:style-name="ce5" office:value-type="string" calcext:value-type="string">
            <text:p>Random(1, nb_imm)</text:p>
          </table:table-cell>
          <table:table-cell table:style-name="ce5" table:formula="of:=QUOTIENT([.Q8];3)" office:value-type="float" office:value="65" calcext:value-type="float">
            <text:p>65</text:p>
          </table:table-cell>
          <table:table-cell table:style-name="ce5" office:value-type="string" calcext:value-type="string">
            <text:p>largeur_imm//3</text:p>
          </table:table-cell>
          <table:table-cell table:style-name="ce5" table:formula="of:=QUOTIENT([.AA8];2)" office:value-type="float" office:value="36" calcext:value-type="float">
            <text:p>36</text:p>
          </table:table-cell>
          <table:table-cell table:style-name="ce24" office:value-type="string" calcext:value-type="string">
            <text:p>hauteur_elem//2</text:p>
          </table:table-cell>
          <table:table-cell table:style-name="ce5" table:formula="of:=QUOTIENT(0.75*[.S8];1)" office:value-type="float" office:value="73" calcext:value-type="float">
            <text:p>73</text:p>
          </table:table-cell>
          <table:table-cell table:style-name="ce5" office:value-type="string" calcext:value-type="string">
            <text:p>hauteur_niv*0,75</text:p>
          </table:table-cell>
          <table:table-cell table:style-name="ce5" table:formula="of:=QUOTIENT([.Q8]-3*[.Y8];4)" office:value-type="float" office:value="22" calcext:value-type="float">
            <text:p>22</text:p>
          </table:table-cell>
          <table:table-cell table:style-name="ce5" office:value-type="string" calcext:value-type="string">
            <text:p>largeur_imm-3*largeur-elem//4</text:p>
          </table:table-cell>
          <table:table-cell table:style-name="ce5" table:formula="of:=[.AC8]" office:value-type="float" office:value="22" calcext:value-type="float">
            <text:p>22</text:p>
          </table:table-cell>
          <table:table-cell table:style-name="ce5" office:value-type="string" calcext:value-type="string">
            <text:p>largeur_imm-3*largeur-elem//4</text:p>
          </table:table-cell>
        </table:table-row>
        <table:table-row table:style-name="ro1">
          <table:table-cell office:value-type="string" calcext:value-type="string">
            <text:p>espace_im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espace entre les immeubles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920" calcext:value-type="float">
            <text:p>1920</text:p>
          </table:table-cell>
          <table:table-cell table:style-name="ce6" table:formula="of:=RANDBETWEEN(5;10)" office:value-type="float" office:value="5" calcext:value-type="float">
            <text:p>5</text:p>
          </table:table-cell>
          <table:table-cell table:style-name="ce6" office:value-type="string" calcext:value-type="string">
            <text:p>Random (5, 10)</text:p>
          </table:table-cell>
          <table:table-cell table:style-name="ce6" table:formula="of:=RANDBETWEEN(5;15)" office:value-type="float" office:value="11" calcext:value-type="float">
            <text:p>11</text:p>
          </table:table-cell>
          <table:table-cell table:style-name="ce6" office:value-type="string" calcext:value-type="string">
            <text:p>Random (5, 15)</text:p>
          </table:table-cell>
          <table:table-cell table:style-name="ce6" table:formula="of:=RANDBETWEEN(5;QUOTIENT(100;[.F9]))" office:value-type="float" office:value="9" calcext:value-type="float">
            <text:p>9</text:p>
          </table:table-cell>
          <table:table-cell table:style-name="ce6" office:value-type="string" calcext:value-type="string">
            <text:p>Random (5, 100//nb_imm)</text:p>
          </table:table-cell>
          <table:table-cell table:style-name="ce6" table:formula="of:=RANDBETWEEN(10;QUOTIENT(200;[.F9]))" office:value-type="float" office:value="17" calcext:value-type="float">
            <text:p>17</text:p>
          </table:table-cell>
          <table:table-cell table:style-name="ce6" office:value-type="string" calcext:value-type="string">
            <text:p>Random (10, 200//nb_imm)</text:p>
          </table:table-cell>
          <table:table-cell table:style-name="ce6" table:formula="of:=QUOTIENT([.H9]-2*([.I9]+[.M9])-([.F9]-1)*[.O9];[.F9])" office:value-type="float" office:value="173" calcext:value-type="float">
            <text:p>173</text:p>
          </table:table-cell>
          <table:table-cell table:style-name="ce6" office:value-type="string" calcext:value-type="string">
            <text:p><text:span text:style-name="T2">Largeur-2*(espace_rue+espace_rue_imm)-(nb_imm-1)*espace_imm)//nb_imm</text:span></text:p>
          </table:table-cell>
          <table:table-cell table:style-name="ce6" table:formula="of:=QUOTIENT([.Q9];2)" office:value-type="float" office:value="86" calcext:value-type="float">
            <text:p>86</text:p>
          </table:table-cell>
          <table:table-cell table:style-name="ce6" office:value-type="string" calcext:value-type="string">
            <text:p>largeur_imm//2</text:p>
          </table:table-cell>
          <table:table-cell table:style-name="ce6" table:formula="of:=RANDBETWEEN(1;[.F9])" office:value-type="float" office:value="1" calcext:value-type="float">
            <text:p>1</text:p>
          </table:table-cell>
          <table:table-cell table:style-name="ce6" office:value-type="string" calcext:value-type="string">
            <text:p>Random(1, nb_imm)</text:p>
          </table:table-cell>
          <table:table-cell table:style-name="ce6" table:formula="of:=QUOTIENT([.Q9];3)" office:value-type="float" office:value="57" calcext:value-type="float">
            <text:p>57</text:p>
          </table:table-cell>
          <table:table-cell table:style-name="ce6" office:value-type="string" calcext:value-type="string">
            <text:p>largeur_imm//3</text:p>
          </table:table-cell>
          <table:table-cell table:style-name="ce6" table:formula="of:=QUOTIENT([.AA9];2)" office:value-type="float" office:value="32" calcext:value-type="float">
            <text:p>32</text:p>
          </table:table-cell>
          <table:table-cell table:style-name="ce6" office:value-type="string" calcext:value-type="string">
            <text:p>hauteur_elem//2</text:p>
          </table:table-cell>
          <table:table-cell table:style-name="ce6" table:formula="of:=QUOTIENT(0.75*[.S9];1)" office:value-type="float" office:value="64" calcext:value-type="float">
            <text:p>64</text:p>
          </table:table-cell>
          <table:table-cell table:style-name="ce6" office:value-type="string" calcext:value-type="string">
            <text:p>hauteur_niv*0,75</text:p>
          </table:table-cell>
          <table:table-cell table:style-name="ce6" table:formula="of:=QUOTIENT([.Q9]-3*[.Y9];4)" office:value-type="float" office:value="19" calcext:value-type="float">
            <text:p>19</text:p>
          </table:table-cell>
          <table:table-cell table:style-name="ce6" office:value-type="string" calcext:value-type="string">
            <text:p>largeur_imm-3*largeur-elem//4</text:p>
          </table:table-cell>
          <table:table-cell table:style-name="ce6" table:formula="of:=[.AC9]" office:value-type="float" office:value="19" calcext:value-type="float">
            <text:p>19</text:p>
          </table:table-cell>
          <table:table-cell table:style-name="ce6" office:value-type="string" calcext:value-type="string">
            <text:p>largeur_imm-3*largeur-elem//4</text:p>
          </table:table-cell>
        </table:table-row>
        <table:table-row table:style-name="ro1">
          <table:table-cell office:value-type="string" calcext:value-type="string">
            <text:p>l_im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nsigned short int</text:p>
          </table:table-cell>
          <table:table-cell office:value-type="string" calcext:value-type="string">
            <text:p>largeur de l’immeuble</text:p>
          </table:table-cell>
          <table:table-cell table:number-columns-repeated="28"/>
        </table:table-row>
        <table:table-row table:style-name="ro1">
          <table:table-cell table:style-name="ce5" office:value-type="string" calcext:value-type="string">
            <text:p>h_niv</text:p>
          </table:table-cell>
          <table:table-cell table:style-name="Default" office:value-type="string" calcext:value-type="string">
            <text:p>e/2</text:p>
          </table:table-cell>
          <table:table-cell office:value-type="string" calcext:value-type="string">
            <text:p>Unsigned short int</text:p>
          </table:table-cell>
          <table:table-cell table:style-name="ce16" office:value-type="string" calcext:value-type="string">
            <text:p>hauteur du niveau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nb_niv</text:p>
          </table:table-cell>
          <table:table-cell table:style-name="ce5"/>
          <table:table-cell table:style-name="Default" office:value-type="string" calcext:value-type="string">
            <text:p>unsigned char</text:p>
          </table:table-cell>
          <table:table-cell table:style-name="ce5" office:value-type="string" calcext:value-type="string">
            <text:p>nombre de niveau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h_toit</text:p>
          </table:table-cell>
          <table:table-cell table:style-name="ce5" office:value-type="string" calcext:value-type="string">
            <text:p>e/3</text:p>
          </table:table-cell>
          <table:table-cell table:style-name="Default" office:value-type="string" calcext:value-type="string">
            <text:p>Unsigned char</text:p>
          </table:table-cell>
          <table:table-cell table:style-name="ce5" office:value-type="string" calcext:value-type="string">
            <text:p>hauteur du toit</text:p>
          </table:table-cell>
          <table:table-cell table:number-columns-repeated="28"/>
        </table:table-row>
        <table:table-row table:style-name="ro1">
          <table:table-cell table:number-columns-repeated="2" office:value-type="string" calcext:value-type="string">
            <text:p>l_elem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largeur d’une fenêtre et d’une porte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espace entre le sol et élément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h_elem</text:p>
          </table:table-cell>
          <table:table-cell/>
          <table:table-cell office:value-type="string" calcext:value-type="string">
            <text:p>hauteur d’une fenêtre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_p</text:p>
          </table:table-cell>
          <table:table-cell office:value-type="string" calcext:value-type="string">
            <text:p>h_Porte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hauteur d’une port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space_imm_ el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espace entre le mur et l’élément</text:p>
          </table:table-cell>
          <table:table-cell table:style-name="Default"/>
          <table:table-cell table:number-columns-repeated="27"/>
        </table:table-row>
        <table:table-row table:style-name="ro1">
          <table:table-cell table:style-name="ce3" office:value-type="string" calcext:value-type="string">
            <text:p>espace_elem</text:p>
          </table:table-cell>
          <table:table-cell table:style-name="ce3" office:value-type="string" calcext:value-type="string">
            <text:p>g</text:p>
          </table:table-cell>
          <table:table-cell table:style-name="ce6" office:value-type="string" calcext:value-type="string">
            <text:p>unsigned char</text:p>
          </table:table-cell>
          <table:table-cell table:style-name="ce8" office:value-type="string" calcext:value-type="string">
            <text:p>espace entre les éléments</text:p>
          </table:table-cell>
          <table:table-cell table:style-name="Default"/>
          <table:table-cell table:number-columns-repeated="27"/>
        </table:table-row>
        <table:table-row table:style-name="ro1" table:number-rows-repeated="7">
          <table:table-cell table:style-name="Default" table:number-columns-repeated="3"/>
          <table:table-cell table:style-name="ce4"/>
          <table:table-cell table:style-name="Default"/>
          <table:table-cell table:number-columns-repeated="27"/>
        </table:table-row>
        <table:table-row table:style-name="ro1">
          <table:table-cell table:style-name="ce4" table:number-columns-repeated="4"/>
          <table:table-cell table:style-name="Default"/>
          <table:table-cell table:number-columns-repeated="27"/>
        </table:table-row>
        <table:table-row table:style-name="ro1">
          <table:table-cell table:style-name="ce4" table:number-columns-repeated="2"/>
          <table:table-cell table:style-name="Default"/>
          <table:table-cell table:style-name="ce4"/>
          <table:table-cell table:style-name="Default"/>
          <table:table-cell table:number-columns-repeated="27"/>
        </table:table-row>
      </table:table>
      <table:named-expressions/>
      <table:database-ranges>
        <table:database-range table:name="__Anonymous_Sheet_DB__0" table:target-range-address="Feuille1.F1:Feuille1.AE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5:02:12.740000000</meta:creation-date>
    <dc:date>2024-10-17T21:36:54.263243483</dc:date>
    <meta:editing-duration>PT8H15M8S</meta:editing-duration>
    <meta:editing-cycles>6</meta:editing-cycles>
    <meta:generator>LibreOffice/7.4.7.2$Linux_X86_64 LibreOffice_project/40$Build-2</meta:generator>
    <meta:document-statistic meta:table-count="1" meta:cell-count="298" meta:object-count="0"/>
  </office:meta>
</office:document-meta>
</file>